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ident key</text:p>
      <text:p text:style-name="Standard"/>
      <text:p text:style-name="Standard">0: Wall</text:p>
      <text:p text:style-name="Standard">16: Floor / lift</text:p>
      <text:p text:style-name="Standard">32: Ramp (+ u)</text:p>
      <text:p text:style-name="Standard">48: Ramp (- u)</text:p>
      <text:p text:style-name="Standard">64: Ramp (+ v)</text:p>
      <text:p text:style-name="Standard">80: Ramp (- v)</text:p>
      <text:p text:style-name="Standard">96: Switch (v axis)</text:p>
      <text:p text:style-name="Standard">112: Switch (u axis)</text:p>
      <text:p text:style-name="Standard">128: Bullet</text:p>
      <text:p text:style-name="Standard">129: Gem</text:p>
      <text:p text:style-name="Standard">130: Shooter</text:p>
      <text:p text:style-name="Standard">131: Door</text:p>
      <text:p text:style-name="Standard">148 - 163: Zombie Smiley</text:p>
      <text:p text:style-name="Standard">164 – 177: Centipede</text:p>
      <text:p text:style-name="Standard">178 – 181: High resolution tile</text:p>
      <text:p text:style-name="Standard">933: Message tile</text:p>
      <text:p text:style-name="Standard">1017: Background</text:p>
      <text:p text:style-name="Standard">1019: Splash image</text:p>
      <text:p text:style-name="Standard">1024: Play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Tinsley</meta:initial-creator>
    <meta:creation-date>2017-07-21T21:37:23.26</meta:creation-date>
    <dc:date>2019-05-27T15:14:33.97</dc:date>
    <dc:creator>Steven Tinsley</dc:creator>
    <meta:editing-duration>P1DT9H8M35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1" meta:paragraph-count="20" meta:word-count="66" meta:character-count="311"/>
  </office:meta>
</office:document-meta>
</file>